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42ae" officeooo:paragraph-rsid="001742ae"/>
    </style:style>
    <style:style style:name="P2" style:family="paragraph" style:parent-style-name="Standard">
      <style:text-properties officeooo:rsid="0018234d" officeooo:paragraph-rsid="0018234d"/>
    </style:style>
    <style:style style:name="P3" style:family="paragraph" style:parent-style-name="Standard">
      <style:text-properties officeooo:rsid="001742ae" officeooo:paragraph-rsid="001742ae"/>
    </style:style>
    <style:style style:name="P4" style:family="paragraph" style:parent-style-name="Standard">
      <style:text-properties officeooo:rsid="0019e41c" officeooo:paragraph-rsid="0019e4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taircase</text:p>
      <text:p text:style-name="P1">// <text:s text:c="3"/>//check if we are adding at the last floor</text:p>
      <text:p text:style-name="P1">// <text:s text:c="3"/>if(floorOfEntry==numOfFloors){</text:p>
      <text:p text:style-name="P1">// <text:s text:c="5"/></text:p>
      <text:p text:style-name="P1">// <text:s text:c="5"/>//check if the entryPoint at the top floor is "empty"</text:p>
      <text:p text:style-name="P1">// <text:s text:c="5"/>//Please, note that we are deviating from the definition of empty for this case</text:p>
      <text:p text:style-name="P1">// <text:s text:c="5"/>//because if the removeMethod has been called,</text:p>
      <text:p text:style-name="P1">// <text:s text:c="5"/>//everything in the array has been shifted one index down</text:p>
      <text:p text:style-name="P1">// <text:s text:c="5"/>//and the last element is now missing</text:p>
      <text:p text:style-name="P1">// <text:s text:c="5"/>if(stairContainer.size()+1 == totalCapacity){</text:p>
      <text:p text:style-name="P1">// <text:s text:c="7"/>//if so, use the add method</text:p>
      <text:p text:style-name="P1">// <text:s text:c="7"/>stairContainer.add(incomingP);</text:p>
      <text:p text:style-name="P1">// <text:s text:c="7"/></text:p>
      <text:p text:style-name="P1">// <text:s text:c="7"/>//return true to indicate successful operation</text:p>
      <text:p text:style-name="P1">// <text:s text:c="7"/>return true;</text:p>
      <text:p text:style-name="P1">// <text:s text:c="7"/></text:p>
      <text:p text:style-name="P1">// <text:s text:c="5"/>}else{</text:p>
      <text:p text:style-name="P1">// <text:s text:c="5"/></text:p>
      <text:p text:style-name="P1">// <text:s text:c="7"/>return false;</text:p>
      <text:p text:style-name="P1">// <text:s text:c="5"/>}</text:p>
      <text:p text:style-name="P1"/>
      <text:p text:style-name="P4">SIMULATION</text:p>
      <text:p text:style-name="P2"><text:s text:c="4"/>//create floor</text:p>
      <text:p text:style-name="P2"><text:s text:c="4"/>Floor firstFloor = new Floor(10);</text:p>
      <text:p text:style-name="P2"><text:s text:c="4"/></text:p>
      <text:p text:style-name="P2"><text:s text:c="4"/>//fill up floor</text:p>
      <text:p text:style-name="P2"><text:s text:c="4"/>firstFloor.fillUp(10, 1234567, 1, 15);</text:p>
      <text:p text:style-name="P2"><text:s text:c="4"/></text:p>
      <text:p text:style-name="P2"><text:s text:c="4"/>Person temp;</text:p>
      <text:p text:style-name="P2"><text:s text:c="4"/></text:p>
      <text:p text:style-name="P2"><text:s text:c="4"/>for (int i = 0; i&lt;30 &amp;&amp; firstFloor.isEmpty()!=true; i++){</text:p>
      <text:p text:style-name="P2"><text:s text:c="4"/></text:p>
      <text:p text:style-name="P2"><text:s text:c="6"/>System.out.println("////loop iteration # " + i);</text:p>
      <text:p text:style-name="P2"><text:s text:c="6"/>int indexTemp = firstFloor.checkArrive(i);</text:p>
      <text:p text:style-name="P2"><text:s text:c="6"/></text:p>
      <text:p text:style-name="P2"><text:s text:c="6"/>while(indexTemp!=-1 &amp;&amp; firstFloor.isEmpty()!=true){</text:p>
      <text:p text:style-name="P2"><text:s text:c="8"/></text:p>
      <text:p text:style-name="P2"><text:s text:c="8"/>temp = firstFloor.removePerson(indexTemp);</text:p>
      <text:p text:style-name="P2"><text:s text:c="8"/>System.out.println("Person with ID: " + temp.getID() + " has arrived.");</text:p>
      <text:p text:style-name="P2"><text:s text:c="8"/>if(firstFloor.isEmpty()!=true)</text:p>
      <text:p text:style-name="P2"><text:s text:c="10"/>indexTemp = firstFloor.checkArrive(i);</text:p>
      <text:p text:style-name="P2"><text:s text:c="6"/>}</text:p>
      <text:p text:style-name="P2"><text:s text:c="6"/></text:p>
      <text:p text:style-name="P2"><text:s text:c="6"/></text:p>
      <text:p text:style-name="P2"><text:s text:c="4"/>}</text:p>
      <text:p text:style-name="P2"><text:s text:c="4"/></text:p>
      <text:p text:style-name="P2"><text:s text:c="4"/>System.out.println("/////////end, floor size: " + firstFloor.getFloorSize());</text:p>
      <text:p text:style-name="P2"><text:s text:c="4"/>System.out.println("///////////// Floor at end: " + firstFloor);</text:p>
      <text:p text:style-name="P2"><text:s text:c="2"/></text:p>
      <text:p text:style-name="P2"><text:soft-page-break/><text:s text:c="2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5S</meta:editing-duration>
    <meta:editing-cycles>5</meta:editing-cycles>
    <meta:generator>LibreOffice/4.2.0.4$Windows_x86 LibreOffice_project/05dceb5d363845f2cf968344d7adab8dcfb2ba71</meta:generator>
    <dc:date>2014-03-02T09:59:17.829000000</dc:date>
    <meta:document-statistic meta:table-count="0" meta:image-count="0" meta:object-count="0" meta:page-count="2" meta:paragraph-count="49" meta:word-count="172" meta:character-count="1485" meta:non-whitespace-character-count="1099"/>
    <meta:user-defined meta:name="Info 1"/>
    <meta:user-defined meta:name="Info 2"/>
    <meta:user-defined meta:name="Info 3"/>
    <meta:user-defined meta:name="Info 4"/>
  </office:meta>
</office:document-meta>
</file>